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13d83d" officeooo:paragraph-rsid="0013d83d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3d83d" officeooo:paragraph-rsid="0013ed0a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3ed0a" officeooo:paragraph-rsid="0013ed0a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405f5" officeooo:paragraph-rsid="001405f5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405f5" officeooo:paragraph-rsid="001405f5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4ee1e" officeooo:paragraph-rsid="0014ee1e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4ee1e" officeooo:paragraph-rsid="0015cbe4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7b79e" officeooo:paragraph-rsid="0017b79e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7b79e" officeooo:paragraph-rsid="001db9c2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3d83d" officeooo:paragraph-rsid="0013d83d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5pt" style:text-underline-style="none" fo:font-weight="bold" officeooo:rsid="0013ed0a" officeooo:paragraph-rsid="0013d83d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3ed0a" officeooo:paragraph-rsid="0013ed0a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405f5" officeooo:paragraph-rsid="001405f5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3d83d" officeooo:paragraph-rsid="0013d83d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ee1e" style:font-weight-asian="normal" style:font-weight-complex="normal"/>
    </style:style>
    <style:style style:name="T4" style:family="text">
      <style:text-properties fo:font-weight="normal" officeooo:rsid="0015cbe4" style:font-weight-asian="normal" style:font-weight-complex="normal"/>
    </style:style>
    <style:style style:name="T5" style:family="text">
      <style:text-properties fo:font-weight="normal" officeooo:rsid="0017b79e" style:font-weight-asian="normal" style:font-weight-complex="normal"/>
    </style:style>
    <style:style style:name="T6" style:family="text">
      <style:text-properties fo:font-weight="normal" officeooo:rsid="00192605" style:font-weight-asian="normal" style:font-weight-complex="normal"/>
    </style:style>
    <style:style style:name="T7" style:family="text">
      <style:text-properties fo:font-weight="normal" officeooo:rsid="001c8c27" style:font-weight-asian="normal" style:font-weight-complex="normal"/>
    </style:style>
    <style:style style:name="T8" style:family="text">
      <style:text-properties fo:font-weight="normal" officeooo:rsid="001db9c2" style:font-weight-asian="normal" style:font-weight-complex="normal"/>
    </style:style>
    <style:style style:name="T9" style:family="text">
      <style:text-properties fo:font-weight="normal" officeooo:rsid="001e845b" style:font-weight-asian="normal" style:font-weight-complex="normal"/>
    </style:style>
    <style:style style:name="T10" style:family="text">
      <style:text-properties officeooo:rsid="001405f5"/>
    </style:style>
    <style:style style:name="T11" style:family="text">
      <style:text-properties officeooo:rsid="001926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LGORITHM FOR FINDING TONE OF THE PASSAGE</text:p>
      <text:p text:style-name="P11"/>
      <text:p text:style-name="P12">Input : passage</text:p>
      <text:p text:style-name="P12">Training set : Files containing passages for each tone<text:span text:style-name="T11">(tonefiles)</text:span></text:p>
      <text:p text:style-name="P13">Selected tones : Happy,Motivation,Technology,Fear,Aggressive</text:p>
      <text:p text:style-name="P12">Output : Tone <text:span text:style-name="T10">of passage</text:span></text:p>
      <text:p text:style-name="P10"/>
      <text:p text:style-name="P14"/>
      <text:p text:style-name="P2"><text:span text:style-name="T1">function</text:span> count_words ( tonefile)</text:p>
      <text:p text:style-name="P2"><text:tab/>returns the number of words in the file</text:p>
      <text:p text:style-name="P1"/>
      <text:p text:style-name="P2"><text:span text:style-name="T1">function</text:span> count_aword(tonefile,word)</text:p>
      <text:p text:style-name="P2"><text:tab/>returns the number of occurance of a particular word in the file</text:p>
      <text:p text:style-name="P2"/>
      <text:p text:style-name="P3"><text:span text:style-name="T1">function</text:span> voc(tonefile)</text:p>
      <text:p text:style-name="P3"><text:tab/>returns the vocabulary of the file</text:p>
      <text:p text:style-name="P4"/>
      <text:p text:style-name="P5">main function</text:p>
      <text:p text:style-name="P5"><text:tab/></text:p>
      <text:p text:style-name="P5"><text:span text:style-name="T3">1. <text:s text:c="2"/></text:span><text:span text:style-name="T4">for each tonefile fi</text:span><text:span text:style-name="T3"> <text:s text:c="16"/>//counting number of words of each tone file</text:span></text:p>
      <text:p text:style-name="P5"><text:span text:style-name="T3"><text:s/><text:tab/></text:span><text:span text:style-name="T4">qi=count_words(fi)</text:span></text:p>
      <text:p text:style-name="P5"/>
      <text:p text:style-name="P7"><text:span text:style-name="T2">2. <text:s text:c="2"/></text:span><text:span text:style-name="T4">for each tonefile fi</text:span><text:span text:style-name="T2"> <text:s text:c="15"/>//counting vocabulary of each tone</text:span></text:p>
      <text:p text:style-name="P7"><text:span text:style-name="T2"><text:tab/></text:span><text:span text:style-name="T4">vi=voc(fi)</text:span></text:p>
      <text:p text:style-name="P6"/>
      <text:p text:style-name="P6"><text:span text:style-name="T2">3. <text:s/>for each tone file </text:span><text:span text:style-name="T4">fi</text:span></text:p>
      <text:p text:style-name="P6"><text:span text:style-name="T2"><text:tab/>for each </text:span><text:span text:style-name="T4">word wj in fi</text:span></text:p>
      <text:p text:style-name="P6"><text:span text:style-name="T4"><text:tab/><text:tab/>p=count_aword(wj,fi)</text:span></text:p>
      <text:p text:style-name="P7"><text:span text:style-name="T4"><text:tab/><text:tab/>sum+=log2((p+1)/(qi+vi)); <text:s text:c="2"/>// </text:span><text:span text:style-name="T6">Naive Bayes formula using </text:span><text:span text:style-name="T5">Add one <text:s text:c="5"/><text:tab/><text:tab/><text:tab/><text:tab/><text:tab/><text:tab/> <text:s text:c="8"/>smoothing </text:span></text:p>
      <text:p text:style-name="P7"/>
      <text:p text:style-name="P7"><text:span text:style-name="T4"><text:tab/></text:span><text:span text:style-name="T5">Ci=log2 (1.0/5.0) + sum <text:s text:c="4"/>// Probability of each tone</text:span></text:p>
      <text:p text:style-name="P7"><text:span text:style-name="T5"/></text:p>
      <text:p text:style-name="P8"><text:span text:style-name="T5">4. <text:s/></text:span><text:span text:style-name="T2">Calculating maximum of Cis'</text:span></text:p>
      <text:p text:style-name="P7"/>
      <text:p text:style-name="P8"><text:span text:style-name="T2">5. <text:s/>Return tone having maximum Ci (probability)</text:span></text:p>
      <text:p text:style-name="P9"><text:span text:style-name="T2"><text:s text:c="3"/><text:tab/></text:span><text:span text:style-name="T9">For</text:span><text:span text:style-name="T7"> <text:s/>passage</text:span><text:span text:style-name="T9">s</text:span><text:span text:style-name="T7"> belong</text:span><text:span text:style-name="T9">ing</text:span><text:span text:style-name="T7"> to more than one tone, a threshold value </text:span><text:span text:style-name="T9">is set</text:span><text:span text:style-name="T7">.</text:span></text:p>
      <text:p text:style-name="P9"><text:span text:style-name="T7"><text:s text:c="6"/><text:tab/></text:span><text:span text:style-name="T8">The tone</text:span><text:span text:style-name="T9">s</text:span><text:span text:style-name="T8"> above the threshold value </text:span><text:span text:style-name="T9">are</text:span><text:span text:style-name="T8"> selected and other </text:span><text:span text:style-name="T9">are</text:span><text:span text:style-name="T8"> rejected</text:span><text:span text:style-name="T7"> .</text:span></text:p>
      <text:p text:style-name="P7"/>
      <text:p text:style-name="P7"><text:span text:style-name="T4"/></text:p>
      <text:p text:style-name="P6"><text:span text:style-name="T4"><text:s text:c="14"/></text:span></text:p>
      <text:p text:style-name="P6"><text:span text:style-name="T2"><text:tab/> </text:span></text:p>
      <text:p text:style-name="P5"><text:span text:style-name="T3"/></text:p>
      <text:p text:style-name="P5"><text:span text:style-name="T3"/></text:p>
      <text:p text:style-name="P5"><text:soft-page-break/><text:span text:style-name="T3"><text:tab/></text:span></text:p>
      <text:p text:style-name="P5"/>
      <text:p text:style-name="P4"/>
      <text:p text:style-name="P4"><text:s/></text:p>
      <text:p text:style-name="P3"/>
      <text:p text:style-name="P3"><text:s text:c="7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21:35:30.865900110</meta:creation-date>
    <dc:date>2016-05-08T23:19:57.135690147</dc:date>
    <meta:editing-duration>PT1H29M11S</meta:editing-duration>
    <meta:editing-cycles>10</meta:editing-cycles>
    <meta:generator>LibreOffice/4.2.7.2$Linux_X86_64 LibreOffice_project/420m0$Build-2</meta:generator>
    <meta:document-statistic meta:table-count="0" meta:image-count="0" meta:object-count="0" meta:page-count="2" meta:paragraph-count="31" meta:word-count="158" meta:character-count="1122" meta:non-whitespace-character-count="874"/>
  </office:meta>
</office:document-meta>
</file>